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5.985cm"/>
    </style:style>
    <style:style style:name="co5" style:family="table-column">
      <style:table-column-properties fo:break-before="auto" style:column-width="7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TESTCASE NAME</text:p>
          </table:table-cell>
          <table:table-cell office:value-type="string">
            <text:p>DESCRIPTION</text:p>
          </table:table-cell>
          <table:table-cell office:value-type="string">
            <text:p>RESUL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lookup</text:p>
          </table:table-cell>
          <table:table-cell office:value-type="string">
            <text:p>performs the lookup operation</text:p>
          </table:table-cell>
          <table:table-cell office:value-type="string">
            <text:p>If the file exists it gives the stat structure</text:p>
          </table:table-cell>
        </table:table-row>
        <table:table-row table:style-name="ro1">
          <table:table-cell/>
          <table:table-cell office:value-type="string">
            <text:p>on a file by sending stat () call</text:p>
          </table:table-cell>
          <table:table-cell office:value-type="string">
            <text:p>if the file; otherwise gives ENO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read</text:p>
          </table:table-cell>
          <table:table-cell office:value-type="string">
            <text:p>Reads a file</text:p>
          </table:table-cell>
          <table:table-cell office:value-type="string">
            <text:p>If the file exists, the file contents are shown;</text:p>
          </table:table-cell>
        </table:table-row>
        <table:table-row table:style-name="ro1">
          <table:table-cell table:number-columns-repeated="2"/>
          <table:table-cell office:value-type="string">
            <text:p>otherwise gives ENOE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write</text:p>
          </table:table-cell>
          <table:table-cell office:value-type="string">
            <text:p>Writes to a file</text:p>
          </table:table-cell>
          <table:table-cell office:value-type="string">
            <text:p>If the file exists the contents are written to the</text:p>
          </table:table-cell>
        </table:table-row>
        <table:table-row table:style-name="ro1">
          <table:table-cell table:number-columns-repeated="2"/>
          <table:table-cell office:value-type="string">
            <text:p>file (which can be verified by reading the file);</text:p>
          </table:table-cell>
        </table:table-row>
        <table:table-row table:style-name="ro1">
          <table:table-cell table:number-columns-repeated="2"/>
          <table:table-cell office:value-type="string">
            <text:p>otherwise gives ENOENT (sometimes the file</text:p>
          </table:table-cell>
        </table:table-row>
        <table:table-row table:style-name="ro1">
          <table:table-cell table:number-columns-repeated="2"/>
          <table:table-cell office:value-type="string">
            <text:p>will be created depending upon how we are </text:p>
          </table:table-cell>
        </table:table-row>
        <table:table-row table:style-name="ro1">
          <table:table-cell table:number-columns-repeated="2"/>
          <table:table-cell office:value-type="string">
            <text:p>writing. Ex: echo “hi” &gt; foo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fr-truncate</text:p>
          </table:table-cell>
          <table:table-cell office:value-type="string">
            <text:p>truncates a file to specified bytes</text:p>
          </table:table-cell>
          <table:table-cell office:value-type="string">
            <text:p>the file is truncated to the specified size.</text:p>
          </table:table-cell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Afr-lock</text:p>
          </table:table-cell>
          <table:table-cell office:value-type="string">
            <text:p>locks the file with specified range</text:p>
          </table:table-cell>
          <table:table-cell office:value-type="string">
            <text:p>the specified range of the file is lock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link</text:p>
          </table:table-cell>
          <table:table-cell office:value-type="string">
            <text:p>creates a hard-link to the file</text:p>
          </table:table-cell>
          <table:table-cell office:value-type="string">
            <text:p>Hard link has to be created which can verified</text:p>
          </table:table-cell>
        </table:table-row>
        <table:table-row table:style-name="ro1">
          <table:table-cell table:number-columns-repeated="2"/>
          <table:table-cell office:value-type="string">
            <text:p>by comparing the stat structures of both the</text:p>
          </table:table-cell>
        </table:table-row>
        <table:table-row table:style-name="ro1">
          <table:table-cell table:number-columns-repeated="2"/>
          <table:table-cell office:value-type="string">
            <text:p>links, which should be the sam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symlink</text:p>
          </table:table-cell>
          <table:table-cell office:value-type="string">
            <text:p>creates a symbolic link to the file</text:p>
          </table:table-cell>
          <table:table-cell office:value-type="string">
            <text:p>The symboli link is created which points to</text:p>
          </table:table-cell>
        </table:table-row>
        <table:table-row table:style-name="ro1">
          <table:table-cell table:number-columns-repeated="2"/>
          <table:table-cell office:value-type="string">
            <text:p>the original file in the file operations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unlink</text:p>
          </table:table-cell>
          <table:table-cell office:value-type="string">
            <text:p>removes an entry</text:p>
          </table:table-cell>
          <table:table-cell office:value-type="string">
            <text:p>The entry (file) is delet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mkdir</text:p>
          </table:table-cell>
          <table:table-cell office:value-type="string">
            <text:p>creates a directory </text:p>
          </table:table-cell>
          <table:table-cell office:value-type="string">
            <text:p>The directory is create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readdir</text:p>
          </table:table-cell>
          <table:table-cell office:value-type="string">
            <text:p>reads the directory</text:p>
          </table:table-cell>
          <table:table-cell office:value-type="string">
            <text:p>the contents of the directory are shown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rmdir</text:p>
          </table:table-cell>
          <table:table-cell office:value-type="string">
            <text:p>removes a directory</text:p>
          </table:table-cell>
          <table:table-cell office:value-type="string">
            <text:p>the entry for the directory is remov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rename</text:p>
          </table:table-cell>
          <table:table-cell office:value-type="string">
            <text:p>renames a filre/directory</text:p>
          </table:table-cell>
          <table:table-cell office:value-type="string">
            <text:p>old file/directory is not visble and new entry</text:p>
          </table:table-cell>
        </table:table-row>
        <table:table-row table:style-name="ro1">
          <table:table-cell table:number-columns-repeated="2"/>
          <table:table-cell office:value-type="string">
            <text:p>of the file/directory is see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setxattr</text:p>
          </table:table-cell>
          <table:table-cell office:value-type="string">
            <text:p>sets an extended attribute on a file</text:p>
          </table:table-cell>
          <table:table-cell office:value-type="string">
            <text:p>The extended attribute should be created,</text:p>
          </table:table-cell>
        </table:table-row>
        <table:table-row table:style-name="ro1">
          <table:table-cell table:number-columns-repeated="2"/>
          <table:table-cell office:value-type="string">
            <text:p>the command should be successful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getxattr</text:p>
          </table:table-cell>
          <table:table-cell office:value-type="string">
            <text:p>reads the named extended attribute</text:p>
          </table:table-cell>
          <table:table-cell office:value-type="string">
            <text:p>the value of the extended attribute should be</text:p>
          </table:table-cell>
        </table:table-row>
        <table:table-row table:style-name="ro1">
          <table:table-cell/>
          <table:table-cell office:value-type="string">
            <text:p>on the file</text:p>
          </table:table-cell>
          <table:table-cell office:value-type="string">
            <text:p>returned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data-heal</text:p>
          </table:table-cell>
          <table:table-cell office:value-type="string">
            <text:p>triggers the data self heal on a file</text:p>
          </table:table-cell>
          <table:table-cell office:value-type="string">
            <text:p>the data is self-healed to all the subvolume of</text:p>
          </table:table-cell>
        </table:table-row>
        <table:table-row table:style-name="ro1">
          <table:table-cell table:number-columns-repeated="2"/>
          <table:table-cell office:value-type="string">
            <text:p>replica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entry-heal</text:p>
          </table:table-cell>
          <table:table-cell office:value-type="string">
            <text:p>triggers the entry self-heal</text:p>
          </table:table-cell>
          <table:table-cell office:value-type="string">
            <text:p>all the entries are self-healed (thus created)</text:p>
          </table:table-cell>
        </table:table-row>
        <table:table-row table:style-name="ro1">
          <table:table-cell table:number-columns-repeated="2"/>
          <table:table-cell office:value-type="string">
            <text:p>in all the subvolume of replicat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meta-data-selfheal</text:p>
          </table:table-cell>
          <table:table-cell office:value-type="string">
            <text:p>triggers the self-heal of metadata</text:p>
          </table:table-cell>
          <table:table-cell office:value-type="string">
            <text:p>metadata of the file/directory is selfhealed to</text:p>
          </table:table-cell>
        </table:table-row>
        <table:table-row table:style-name="ro1">
          <table:table-cell/>
          <table:table-cell office:value-type="string">
            <text:p>of the file/directory</text:p>
          </table:table-cell>
          <table:table-cell office:value-type="string">
            <text:p>all the subvolumes of replicat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gfid-self-heal </text:p>
          </table:table-cell>
          <table:table-cell office:value-type="string">
            <text:p>Self-heals the gfid of an inode</text:p>
          </table:table-cell>
          <table:table-cell office:value-type="string">
            <text:p>the gfid of the inode is same in all the </text:p>
          </table:table-cell>
        </table:table-row>
        <table:table-row table:style-name="ro1">
          <table:table-cell table:number-columns-repeated="2"/>
          <table:table-cell office:value-type="string">
            <text:p>subvolumes of replicate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Afr-openfd-self-heal</text:p>
          </table:table-cell>
          <table:table-cell office:value-type="string">
            <text:p>Self heals the data of the file which</text:p>
          </table:table-cell>
          <table:table-cell office:value-type="string">
            <text:p>the size, data are same in all the subvolumes</text:p>
          </table:table-cell>
        </table:table-row>
        <table:table-row table:style-name="ro1">
          <table:table-cell/>
          <table:table-cell office:value-type="string">
            <text:p>is still open</text:p>
          </table:table-cell>
          <table:table-cell office:value-type="string">
            <text:p>of replicate for the file opened.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/08/2011</text:date>, <text:time>15:5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ghavendra </meta:initial-creator>
    <meta:creation-date>2011-08-11T11:29:17</meta:creation-date>
    <dc:date>2011-08-11T15:50:50</dc:date>
    <dc:creator>Raghavendra </dc:creator>
    <meta:editing-duration>PT00H24M59S</meta:editing-duration>
    <meta:editing-cycles>5</meta:editing-cycles>
    <meta:generator>OpenOffice.org/3.2$Unix OpenOffice.org_project/320m12$Build-9483</meta:generator>
    <meta:document-statistic meta:table-count="3" meta:cell-count="81" meta:object-count="0"/>
  </office:meta>
</office:document-meta>
</file>